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settings.xml" manifest:media-type="text/xml"/>
  <manifest:file-entry manifest:full-path="Object 3" manifest:media-type="application/vnd.sun.star.oleobject"/>
  <manifest:file-entry manifest:full-path="Object 4" manifest:media-type="application/vnd.sun.star.oleobjec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David" svg:font-family="Davi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text-autospace="none"/>
      <style:text-properties style:font-name="Courier New" fo:font-size="10pt" style:font-size-asian="10pt" style:font-name-complex="Courier New" style:font-size-complex="10pt" style:language-complex="he" style:country-complex="IL"/>
    </style:style>
    <style:style style:name="P3" style:family="paragraph" style:parent-style-name="Standard">
      <style:paragraph-properties style:text-autospace="none"/>
      <style:text-properties fo:font-weight="bold" style:font-weight-asian="bold" style:font-name-complex="David" style:font-style-complex="italic" style:font-weight-complex="bold"/>
    </style:style>
    <style:style style:name="P4" style:family="paragraph" style:parent-style-name="Standard">
      <style:text-properties fo:language="en" fo:country="none"/>
    </style:style>
    <style:style style:name="P5" style:family="paragraph" style:parent-style-name="Standard">
      <style:paragraph-properties fo:break-before="page" style:text-autospace="none"/>
    </style:style>
    <style:style style:name="P6" style:family="paragraph" style:parent-style-name="Heading_20_4">
      <style:text-properties fo:language="en" fo:country="none"/>
    </style:style>
    <style:style style:name="P7" style:family="paragraph" style:parent-style-name="Heading_20_4">
      <style:text-properties style:font-name="Courier New" fo:font-size="10pt" style:font-size-asian="10pt" style:font-name-complex="Courier New" style:font-size-complex="10pt"/>
    </style:style>
    <style:style style:name="P8" style:family="paragraph" style:parent-style-name="Heading_20_4" style:master-page-name="Standard">
      <style:paragraph-properties fo:margin-top="0in" fo:margin-bottom="0.1945in" style:contextual-spacing="false" style:page-number="auto"/>
      <style:text-properties fo:language="en" fo:country="none"/>
    </style:style>
    <style:style style:name="P9" style:family="paragraph" style:parent-style-name="Heading_20_4">
      <style:paragraph-properties fo:break-before="page"/>
      <style:text-properties fo:language="en" fo:country="none"/>
    </style:style>
    <style:style style:name="P10" style:family="paragraph" style:parent-style-name="Normal_20__28_Web_29__200e_">
      <style:text-properties fo:language="en" fo:country="none"/>
    </style:style>
    <style:style style:name="P11" style:family="paragraph" style:parent-style-name="HTML_20_מעוצב_20_מראש">
      <style:text-properties fo:language="en" fo:country="none"/>
    </style:style>
    <style:style style:name="P12" style:family="paragraph" style:parent-style-name="HTML_20_מעוצב_20_מראש">
      <style:text-properties fo:language="en" fo:country="none" style:font-name-asian="Courier New"/>
    </style:style>
    <style:style style:name="P13" style:family="paragraph" style:parent-style-name="HTML_20_מעוצב_20_מראש">
      <style:text-properties fo:language="en" fo:country="none" fo:font-weight="bold" style:font-weight-asian="bold" style:font-weight-complex="bold"/>
    </style:style>
    <style:style style:name="P14" style:family="paragraph" style:parent-style-name="HTML_20_מעוצב_20_מראש">
      <style:text-properties fo:color="#ff0000" fo:language="en" fo:country="none"/>
    </style:style>
    <style:style style:name="T1" style:family="text">
      <style:text-properties style:font-name="Courier New" fo:font-size="10pt" style:font-size-asian="10pt" style:font-name-complex="Courier New" style:font-size-complex="10pt" style:language-complex="he" style:country-complex="IL"/>
    </style:style>
    <style:style style:name="T2" style:family="text">
      <style:text-properties style:font-name-complex="David"/>
    </style:style>
    <style:style style:name="T3" style:family="text">
      <style:text-properties fo:font-weight="bold" style:font-weight-asian="bold" style:font-name-complex="David" style:font-style-complex="italic" style:font-weight-complex="bold"/>
    </style:style>
    <style:style style:name="T4" style:family="text">
      <style:text-properties style:font-name-asian="Courier New"/>
    </style:style>
    <style:style style:name="T5" style:family="text">
      <style:text-properties fo:language="en" fo:country="none"/>
    </style:style>
    <style:style style:name="T6" style:family="text">
      <style:text-properties fo:language="en" fo:country="none" style:language-complex="ar" style:country-complex="SA"/>
    </style:style>
    <style:style style:name="T7" style:family="text">
      <style:text-properties fo:language="en" fo:country="none" fo:font-weight="bold" style:font-weight-asian="bold" style:font-weight-complex="bold"/>
    </style:style>
    <style:style style:name="T8" style:family="text">
      <style:text-properties fo:language="en" fo:country="none" officeooo:rsid="00017635"/>
    </style:style>
    <style:style style:name="T9" style:family="text">
      <style:text-properties fo:color="#ff0000"/>
    </style:style>
    <style:style style:name="T10" style:family="text">
      <style:text-properties fo:color="#ff0000" fo:language="en" fo:country="none"/>
    </style:style>
    <style:style style:name="T11" style:family="text">
      <style:text-properties fo:color="#ff0000" fo:language="en" fo:country="none" style:font-name-asian="Courier New"/>
    </style:style>
    <style:style style:name="fr1" style:family="graphic" style:parent-style-name="OLE">
      <style:graphic-properties fo:margin-left="0in" fo:margin-right="0in" style:vertical-pos="top" style:vertical-rel="baseline" fo:padding="0.0008in" fo:border="none" draw:ole-draw-aspect="1" draw:visible-area-width="6.3843in" draw:visible-area-height="3.0098in"/>
    </style:style>
    <style:style style:name="fr2" style:family="graphic" style:parent-style-name="OLE">
      <style:graphic-properties fo:margin-left="0in" fo:margin-right="0in" style:vertical-pos="top" style:vertical-rel="baseline" fo:padding="0.0008in" fo:border="none" draw:ole-draw-aspect="1" draw:visible-area-width="6.0094in" draw:visible-area-height="2.8752in"/>
    </style:style>
    <style:style style:name="fr3" style:family="graphic" style:parent-style-name="OLE">
      <style:graphic-properties fo:margin-left="0in" fo:margin-right="0in" style:vertical-pos="top" style:vertical-rel="baseline" fo:padding="0.0008in" fo:border="none" draw:ole-draw-aspect="1" draw:visible-area-width="6.0094in" draw:visible-area-height="4.4276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4">1. Very primitive shell</text:h>
      <text:h text:style-name="Heading_20_4" text:outline-level="4"/>
      <text:p text:style-name="P2">Look at this very primitive shell that executes one command a time without arguments and flags with and with no support of pipelines. </text:p>
      <text:p text:style-name="P2"/>
      <text:p text:style-name="P2">#include<text:tab/>&lt;sys/types.h&gt;</text:p>
      <text:p text:style-name="P2">#include<text:tab/>&lt;sys/wait.h&gt;</text:p>
      <text:p text:style-name="P2">#include <text:s text:c="7"/>&lt;unistd.h&gt;</text:p>
      <text:p text:style-name="P2">#include <text:s text:c="7"/>&lt;stdio.h&gt;</text:p>
      <text:p text:style-name="P2">#include <text:s text:c="7"/>&lt;string.h&gt;</text:p>
      <text:p text:style-name="P2">#include <text:s text:c="7"/>&lt;stdlib.h&gt;</text:p>
      <text:p text:style-name="P2"/>
      <text:p text:style-name="P2"/>
      <text:p text:style-name="P2"/>
      <text:p text:style-name="P2">#define MAXLINE 2048</text:p>
      <text:p text:style-name="P2"/>
      <text:p text:style-name="P2">int</text:p>
      <text:p text:style-name="P2">main(void)</text:p>
      <text:p text:style-name="P2">{</text:p>
      <text:p text:style-name="P2"/>
      <text:p text:style-name="P2"/>
      <text:p text:style-name="P2"><text:tab/>char<text:tab/>buf[MAXLINE];</text:p>
      <text:p text:style-name="P2"><text:tab/>pid_t<text:tab/>pid;</text:p>
      <text:p text:style-name="P2"><text:tab/>int<text:tab/><text:tab/>status;</text:p>
      <text:p text:style-name="P2"/>
      <text:p text:style-name="P2"/>
      <text:p text:style-name="P1"><text:span text:style-name="T1"><text:tab/>printf("%% ");/* print prompt (printf requires %% to print %) */</text:span></text:p>
      <text:p text:style-name="P2"><text:tab/>while (fgets(buf, MAXLINE, stdin) != NULL) {</text:p>
      <text:p text:style-name="P1"><text:span text:style-name="T1"><text:tab/><text:tab/>buf[strlen(buf) - 1] = 0;/* replace newline with null */</text:span></text:p>
      <text:p text:style-name="P2"/>
      <text:p text:style-name="P2"><text:tab/><text:tab/>if ( (pid = fork()) &lt; 0)</text:p>
      <text:p text:style-name="P2"><text:tab/><text:tab/><text:tab/>fprintf(stderr,"fork error");</text:p>
      <text:p text:style-name="P2"/>
      <text:p text:style-name="P2"><text:tab/><text:tab/>else if (pid == 0) {<text:tab/><text:tab/>/* child */</text:p>
      <text:p text:style-name="P2"><text:tab/><text:tab/><text:tab/>execlp(buf, buf, (char *) 0);</text:p>
      <text:p text:style-name="P2"><text:tab/><text:tab/><text:tab/>fprintf(stderr,"couldn't execute: %s", buf);</text:p>
      <text:p text:style-name="P2"><text:tab/><text:tab/><text:tab/>exit(127);</text:p>
      <text:p text:style-name="P2"><text:tab/><text:tab/>}</text:p>
      <text:p text:style-name="P2"/>
      <text:p text:style-name="P2"><text:tab/><text:tab/>/* parent */</text:p>
      <text:p text:style-name="P2"><text:tab/><text:tab/>if ( (pid = waitpid(pid, &amp;status, 0)) &lt; 0)</text:p>
      <text:p text:style-name="P2"><text:tab/><text:tab/><text:tab/>fprintf(stderr,"waitpid error");</text:p>
      <text:p text:style-name="P2"><text:tab/><text:tab/>printf("%% ");</text:p>
      <text:p text:style-name="P2"><text:tab/>}</text:p>
      <text:p text:style-name="P2"><text:tab/>exit(0);</text:p>
      <text:p text:style-name="P2">}</text:p>
      <text:p text:style-name="P2"/>
      <text:p text:style-name="P2"/>
      <text:h text:style-name="P6" text:outline-level="4"/>
      <text:h text:style-name="P9" text:outline-level="4">2. Adding support of pipelines</text:h>
      <text:p text:style-name="P1"><text:span text:style-name="T1">Let’s see how pipelined commands are implemented on example of the following command:</text:span></text:p>
      <text:p text:style-name="P1"><text:span text:style-name="T1"># </text:span><text:span text:style-name="T2">ps | wc –l</text:span></text:p>
      <text:p text:style-name="P2"/>
      <text:p text:style-name="P1"><text:span text:style-name="T1">First of all shell process calls to the system call pipe and forks child process for wc: </text:span></text:p>
      <text:p text:style-name="P3"><draw:frame draw:style-name="fr1" draw:name="Object1" text:anchor-type="as-char" svg:width="5.9953in" svg:height="2.8256in" draw:z-index="0"><draw:object-ole xlink:href="./Object 1" xlink:type="simple" xlink:show="embed" xlink:actuate="onLoad"/><draw:image xlink:href="./ObjectReplacements/Object 1" xlink:type="simple" xlink:show="embed" xlink:actuate="onLoad"/></draw:frame></text:p>
      <text:p text:style-name="P2"/>
      <text:p text:style-name="P1"><text:span text:style-name="T1">Before executing wc, shell closes non necessary file descriptors and “connects” stdin to the pipe using dup:</text:span></text:p>
      <text:p text:style-name="P3"><draw:frame draw:style-name="fr2" draw:name="Object2" text:anchor-type="as-char" svg:width="6.0098in" svg:height="2.8756in" draw:z-index="1"><draw:object-ole xlink:href="./Object 2" xlink:type="simple" xlink:show="embed" xlink:actuate="onLoad"/><draw:image xlink:href="./ObjectReplacements/Object 2" xlink:type="simple" xlink:show="embed" xlink:actuate="onLoad"/></draw:frame></text:p>
      <text:p text:style-name="P5"><text:span text:style-name="T1">Now, shell forks another child for ps process:</text:span></text:p>
      <text:p text:style-name="P2"/>
      <text:p text:style-name="P3"><draw:frame draw:style-name="fr3" draw:name="Object3" text:anchor-type="as-char" svg:width="5.228in" svg:height="3.852in" draw:z-index="2"><draw:object-ole xlink:href="./Object 3" xlink:type="simple" xlink:show="embed" xlink:actuate="onLoad"/><draw:image xlink:href="./ObjectReplacements/Object 3" xlink:type="simple" xlink:show="embed" xlink:actuate="onLoad"/></draw:frame></text:p>
      <text:p text:style-name="P2"/>
      <text:p text:style-name="P2">Before executing ps, shell closes non necessary file descriptors and “connects” stout to the pipe using dup:</text:p>
      <text:p text:style-name="P3"><draw:frame draw:style-name="fr3" draw:name="Object4" text:anchor-type="as-char" svg:width="5.4689in" svg:height="4.0291in" draw:z-index="3"><draw:object-ole xlink:href="./Object 4" xlink:type="simple" xlink:show="embed" xlink:actuate="onLoad"/><draw:image xlink:href="./ObjectReplacements/Object 4" xlink:type="simple" xlink:show="embed" xlink:actuate="onLoad"/></draw:frame></text:p>
      <text:p text:style-name="P2"/>
      <text:p text:style-name="P10"><text:soft-page-break/>Following code (from dup.c) gives an example of pipe and dup system calls usage: </text:p>
      <text:p text:style-name="P2">int</text:p>
      <text:p text:style-name="P2">main(void)</text:p>
      <text:p text:style-name="P2">{</text:p>
      <text:p text:style-name="P2"><text:tab/>int n, fd[2];</text:p>
      <text:p text:style-name="P2"><text:tab/>pid_t<text:tab/>pid;</text:p>
      <text:p text:style-name="P2"><text:tab/>char<text:tab/>line[2048];</text:p>
      <text:p text:style-name="P2"/>
      <text:p text:style-name="P2"><text:tab/>if (pipe(fd) &lt; 0)</text:p>
      <text:p text:style-name="P2"><text:tab/><text:tab/>fprintf(stderr,"pipe error");</text:p>
      <text:p text:style-name="P2"/>
      <text:p text:style-name="P2"><text:tab/>if ( (pid = fork()) &lt; 0)</text:p>
      <text:p text:style-name="P2"><text:tab/><text:tab/>fprintf(stderr,"fork error");</text:p>
      <text:p text:style-name="P2"/>
      <text:p text:style-name="P2"><text:tab/>else if (pid &gt; 0) {<text:tab/><text:tab/> <text:s text:c="7"/>/* parent */</text:p>
      <text:p text:style-name="P2"><text:tab/><text:tab/>close(fd[0]); <text:s text:c="5"/></text:p>
      <text:p text:style-name="P2"/>
      <text:p text:style-name="P2"><text:tab/><text:tab/>/* redirection of stdout so that stdout </text:p>
      <text:p text:style-name="P2"><text:span text:style-name="T4"><text:s text:c="19"/></text:span>of the process would be actualy </text:p>
      <text:p text:style-name="P2"><text:tab/><text:tab/> <text:s text:c="2"/>written to the pipe </text:p>
      <text:p text:style-name="P2"><text:tab/><text:tab/>*/</text:p>
      <text:p text:style-name="P2"><text:span text:style-name="T4"><text:s text:c="12"/></text:span>close(1); /* stdout */</text:p>
      <text:p text:style-name="P2"><text:tab/><text:tab/>dup(fd[1]); </text:p>
      <text:p text:style-name="P2"><text:tab/><text:tab/>close(fd[1]);</text:p>
      <text:p text:style-name="P2"><text:tab/><text:tab/>write(1, "hello world\n", 12);</text:p>
      <text:p text:style-name="P2"/>
      <text:p text:style-name="P2"><text:tab/>} else {<text:tab/><text:tab/><text:tab/><text:tab/>/* child */</text:p>
      <text:p text:style-name="P2"><text:tab/><text:tab/>close(fd[1]);</text:p>
      <text:p text:style-name="P2"/>
      <text:p text:style-name="P2"><text:tab/><text:tab/>/* redirection of stdin so that stdin would </text:p>
      <text:p text:style-name="P2"><text:tab/><text:tab/> <text:s text:c="2"/>be actualy read from pipe </text:p>
      <text:p text:style-name="P2"><text:tab/><text:tab/>*/</text:p>
      <text:p text:style-name="P2"><text:tab/><text:tab/>close(0); /*stdin*/</text:p>
      <text:p text:style-name="P2"><text:tab/><text:tab/>dup(fd[0]);</text:p>
      <text:p text:style-name="P2"><text:tab/><text:tab/>close(fd[0]);</text:p>
      <text:p text:style-name="P2"><text:tab/><text:tab/>n = read(0, line, 2048);</text:p>
      <text:p text:style-name="P2"><text:tab/><text:tab/>write(1, line, n);</text:p>
      <text:p text:style-name="P2"><text:tab/>}</text:p>
      <text:p text:style-name="P2"/>
      <text:p text:style-name="P2"><text:tab/>exit(0);</text:p>
      <text:h text:style-name="P7" text:outline-level="4">}</text:h>
      <text:h text:style-name="P9" text:outline-level="4">3 Data Structures for the Shell</text:h>
      <text:p text:style-name="P10"/>
      <text:p text:style-name="Normal_20__28_Web_29__200e_"><text:span text:style-name="T5">Now lets complicate things and add support for job control. Our shell deals mainly with tree data structures. The jobSet type containes information about all jobs currently manages by the shell. The </text:span><text:span text:style-name="HTML_20_Code"><text:span text:style-name="T5">job</text:span></text:span><text:span text:style-name="T5"> type contains information about a job, which is a set of subprocesses linked together with pipes. The childProgram type holds information about a single subprocess. Here are the relevant data structure declarations: </text:span></text:p>
      <text:p text:style-name="P11">struct jobSet {</text:p>
      <text:p text:style-name="P11"><text:span text:style-name="T4"><text:s text:c="4"/></text:span>struct job * head; <text:s text:c="5"/>/* head of list of running jobs */</text:p>
      <text:p text:style-name="P11"><text:span text:style-name="T4"><text:s text:c="4"/></text:span>struct job * fg; <text:s text:c="7"/>/* current foreground job */</text:p>
      <text:p text:style-name="P11">};</text:p>
      <text:p text:style-name="P11"/>
      <text:p text:style-name="P11">struct job {</text:p>
      <text:p text:style-name="P11"><text:span text:style-name="T4"><text:s text:c="4"/></text:span>int jobId; <text:s text:c="13"/>/* job number */</text:p>
      <text:p text:style-name="P11"><text:span text:style-name="T4"><text:s text:c="4"/></text:span>int numProgs; <text:s text:c="10"/>/* total number of programs in job */</text:p>
      <text:p text:style-name="P11"><text:span text:style-name="T4"><text:s text:c="4"/></text:span>int runningProgs; <text:s text:c="6"/>/* number of programs running */</text:p>
      <text:p text:style-name="P11"><text:span text:style-name="T4"><text:s text:c="4"/></text:span>char * text; <text:s text:c="11"/>/* name of job */</text:p>
      <text:p text:style-name="P11"><text:span text:style-name="T4"><text:s text:c="4"/></text:span>char * cmdBuf; <text:s text:c="9"/>/* buffer various argv's point into */</text:p>
      <text:p text:style-name="P11"><text:span text:style-name="T4"><text:s text:c="4"/></text:span>pid_t pgrp; <text:s text:c="12"/>/* process group ID for the job */</text:p>
      <text:p text:style-name="P11"><text:span text:style-name="T4"><text:s text:c="4"/></text:span>struct childProgram * progs; /* array of programs in job */</text:p>
      <text:p text:style-name="P11"><text:span text:style-name="T4"><text:s text:c="4"/></text:span>struct job * next; <text:s text:c="5"/>/* to track background commands */</text:p>
      <text:p text:style-name="P11"><text:span text:style-name="T4"><text:s text:c="4"/></text:span>int stoppedProgs; <text:s text:c="6"/>/* number of programs alive, but stopped */</text:p>
      <text:p text:style-name="P11">};</text:p>
      <text:p text:style-name="P11"/>
      <text:p text:style-name="P11">struct childProgram {</text:p>
      <text:p text:style-name="P11"><text:span text:style-name="T4"><text:s text:c="4"/></text:span>pid_t pid; <text:s text:c="13"/>/* 0 if exited */</text:p>
      <text:p text:style-name="P11"><text:span text:style-name="T4"><text:s text:c="4"/></text:span>char ** argv; <text:s text:c="10"/>/* program name and arguments */</text:p>
      <text:p text:style-name="P11"><text:span text:style-name="T4"><text:s text:c="4"/></text:span>int numRedirections; <text:s text:c="3"/>/* elements in redirection array */</text:p>
      <text:p text:style-name="P11"><text:span text:style-name="T4"><text:s text:c="4"/></text:span>glob_t globResult; <text:s text:c="5"/>/* result of parameter globbing */</text:p>
      <text:p text:style-name="P11"><text:span text:style-name="T4"><text:s text:c="4"/></text:span>int freeGlob; <text:s text:c="10"/>/* should we globfree(&amp;globResult)? */</text:p>
      <text:p text:style-name="P11"><text:span text:style-name="T4"><text:s text:c="4"/></text:span>int isStopped; <text:s text:c="9"/>/* is the program currently running? */</text:p>
      <text:p text:style-name="P11">};</text:p>
      <text:p text:style-name="P11"/>
      <text:h text:style-name="P9" text:outline-level="4">3 <text:s/>Initializing the Shell</text:h>
      <text:p text:style-name="Normal_20__28_Web_29__200e_"><text:bookmark text:name="index-subshell-3213"/><text:bookmark text:name="index-job-control_002c-enabling-3212"/><text:span text:style-name="T5">When a shell enables job control, it should set itself to ignore all the job control stop signals so that it doesn't accidentally stop itself. You can do this by setting the action for all the stop signals to </text:span><text:span text:style-name="HTML_20_Code"><text:span text:style-name="T5">SIG_IGN</text:span></text:span><text:span text:style-name="T5">. </text:span></text:p>
      <text:p text:style-name="P11"><text:span text:style-name="T4"><text:s text:c="4"/></text:span>signal (SIGINT, SIG_IGN);</text:p>
      <text:p text:style-name="P11"><text:span text:style-name="T4"><text:s text:c="4"/></text:span>signal (SIGQUIT, SIG_IGN);</text:p>
      <text:p text:style-name="P11"><text:span text:style-name="T4"><text:s text:c="4"/></text:span>signal (SIGTSTP, SIG_IGN);</text:p>
      <text:p text:style-name="P11"><text:span text:style-name="T4"><text:s text:c="4"/></text:span>signal (SIGTTIN, SIG_IGN);</text:p>
      <text:p text:style-name="P11"><text:span text:style-name="T4"><text:s text:c="4"/></text:span>signal (SIGTTOU, SIG_IGN); <text:s/></text:p>
      <text:p text:style-name="P10"/>
      <text:h text:style-name="P6" text:outline-level="4">4 Launching Jobs</text:h>
      <text:p text:style-name="Normal_20__28_Web_29__200e_"><text:bookmark text:name="index-launching-jobs-3215"/><text:span text:style-name="T5">To create the processes in a process group, you use the same </text:span><text:span text:style-name="HTML_20_Code"><text:span text:style-name="T5">fork</text:span></text:span><text:span text:style-name="T5"> and </text:span><text:span text:style-name="HTML_20_Code"><text:span text:style-name="T5">exec</text:span></text:span><text:span text:style-name="T5"> functions described. Since there are multiple child processes involved, though, things are a little more complicated and you must be careful to do things in the right order. </text:span><text:bookmark text:name="index-process-group-ID-3217"/><text:bookmark text:name="index-process-group-leader-3216"/></text:p>
      <text:p text:style-name="Normal_20__28_Web_29__200e_"><text:span text:style-name="T5">As each process is forked, it should put itself in the new process group by calling </text:span><text:span text:style-name="HTML_20_Code"><text:span text:style-name="T5">setpgid</text:span></text:span><text:span text:style-name="T5">; The first process in the new group becomes its </text:span><text:span text:style-name="HTML_20_Definition"><text:span text:style-name="T5">process group leader</text:span></text:span><text:span text:style-name="T5">, and its process ID becomes the </text:span><text:span text:style-name="HTML_20_Definition"><text:span text:style-name="T5">process group ID</text:span></text:span><text:span text:style-name="T5"> for the group. </text:span><text:bookmark text:name="index-race-conditions_002c-relating-to-j"/><text:span text:style-name="T5">. </text:span></text:p>
      <text:p text:style-name="Normal_20__28_Web_29__200e_"><text:span text:style-name="T5">If the job is being launched as a foreground job, the new process group also needs to be put into the foreground on the controlling terminal using </text:span><text:span text:style-name="HTML_20_Code"><text:span text:style-name="T5">tcsetpgrp</text:span></text:span><text:span text:style-name="T5">. </text:span></text:p>
      <text:p text:style-name="P10">The thing each child process should also do is to reset its signal actions:</text:p>
      <text:p text:style-name="P11"><text:tab/> <text:s text:c="3"/>signal (SIGINT, SIG_DFL);</text:p>
      <text:p text:style-name="P11"><text:tab/> <text:s text:c="3"/>signal (SIGQUIT, SIG_DFL);</text:p>
      <text:p text:style-name="P11"><text:tab/> <text:s text:c="3"/>signal (SIGTSTP, SIG_DFL);</text:p>
      <text:p text:style-name="P11"><text:tab/> <text:s text:c="3"/>signal (SIGTTIN, SIG_DFL);</text:p>
      <text:p text:style-name="P11"><text:tab/> <text:s text:c="3"/>signal (SIGTTOU, SIG_DFL);</text:p>
      <text:p text:style-name="P11"><text:tab/> <text:s text:c="3"/>signal (SIGCHLD, SIG_DFL);</text:p>
      <text:p text:style-name="Normal_20__28_Web_29__200e_"><text:span text:style-name="T5">Each child process should call </text:span><text:span text:style-name="HTML_20_Code"><text:span text:style-name="T5">exec</text:span></text:span><text:span text:style-name="T5"> in the normal way. <text:s/></text:span></text:p>
      <text:p text:style-name="P10">Here is the function from the shell program that is responsible for launching a command. The whole home work is about filling in 30 lines of code in this function:</text:p>
      <text:p text:style-name="P11">int runCommand(struct job newJob, struct jobSet * jobList, </text:p>
      <text:p text:style-name="P11"><text:span text:style-name="T4"><text:s text:c="15"/></text:span>int inBg) {</text:p>
      <text:p text:style-name="P11"><text:span text:style-name="T4"><text:s text:c="4"/></text:span>struct job * job;</text:p>
      <text:p text:style-name="P11"><text:span text:style-name="T4"><text:s text:c="4"/></text:span>char * newdir, * buf;</text:p>
      <text:p text:style-name="P11"><text:span text:style-name="T4"><text:s text:c="4"/></text:span>int i, len;</text:p>
      <text:p text:style-name="P11"><text:span text:style-name="T4"><text:s text:c="4"/></text:span>int nextin, nextout;</text:p>
      <text:p text:style-name="P11"><text:span text:style-name="T4"><text:s text:c="4"/></text:span>int pipefds[2]; <text:s text:c="12"/>/* pipefd[0] is for reading */</text:p>
      <text:p text:style-name="P11"><text:soft-page-break/><text:span text:style-name="T4"><text:s text:c="4"/></text:span>char * statusString;</text:p>
      <text:p text:style-name="P11"><text:span text:style-name="T4"><text:s text:c="4"/></text:span>int jobNum;</text:p>
      <text:p text:style-name="P11"/>
      <text:p text:style-name="P11"><text:span text:style-name="T4"><text:s text:c="4"/></text:span>/* handle built-ins here -- we don't fork() so we can't background</text:p>
      <text:p text:style-name="P11"><text:span text:style-name="T4"><text:s text:c="7"/></text:span>these very easily */</text:p>
      <text:p text:style-name="P11"><text:span text:style-name="T4"><text:s text:c="4"/></text:span>if (!strcmp(newJob.progs[0].argv[0], "exit")) {</text:p>
      <text:p text:style-name="P11"><text:span text:style-name="T4"><text:s text:c="8"/></text:span>/* this should return a real exit code */</text:p>
      <text:p text:style-name="P11"><text:span text:style-name="T4"><text:s text:c="8"/></text:span>exit(0);</text:p>
      <text:p text:style-name="P11"><text:span text:style-name="T4"><text:s text:c="4"/></text:span>} else if (!strcmp(newJob.progs[0].argv[0], "pwd")) {</text:p>
      <text:p text:style-name="P11"><text:span text:style-name="T4"><text:s text:c="8"/></text:span>len = 50;</text:p>
      <text:p text:style-name="P11"><text:span text:style-name="T4"><text:s text:c="8"/></text:span>buf = malloc(len);</text:p>
      <text:p text:style-name="P11"><text:span text:style-name="T4"><text:s text:c="8"/></text:span>while (!getcwd(buf, len) &amp;&amp; errno == ERANGE) {</text:p>
      <text:p text:style-name="P11"><text:span text:style-name="T4"><text:s text:c="12"/></text:span>len += 50;</text:p>
      <text:p text:style-name="P11"><text:span text:style-name="T4"><text:s text:c="12"/></text:span>buf = realloc(buf, len);</text:p>
      <text:p text:style-name="P11"><text:span text:style-name="T4"><text:s text:c="8"/></text:span>}</text:p>
      <text:p text:style-name="P11"><text:span text:style-name="T4"><text:s text:c="8"/></text:span>printf("%s\n", buf);</text:p>
      <text:p text:style-name="P11"><text:span text:style-name="T4"><text:s text:c="8"/></text:span>free(buf);</text:p>
      <text:p text:style-name="P11"><text:span text:style-name="T4"><text:s text:c="8"/></text:span>return 0;</text:p>
      <text:p text:style-name="P11"><text:span text:style-name="T4"><text:s text:c="4"/></text:span>} else if (!strcmp(newJob.progs[0].argv[0], "cd")) {</text:p>
      <text:p text:style-name="P11"><text:span text:style-name="T4"><text:s text:c="8"/></text:span>if (!newJob.progs[0].argv[1] == 1) </text:p>
      <text:p text:style-name="P11"><text:span text:style-name="T4"><text:s text:c="12"/></text:span>newdir = getenv("HOME");</text:p>
      <text:p text:style-name="P11"><text:span text:style-name="T4"><text:s text:c="8"/></text:span>else </text:p>
      <text:p text:style-name="P11"><text:span text:style-name="T4"><text:s text:c="12"/></text:span>newdir = newJob.progs[0].argv[1];</text:p>
      <text:p text:style-name="P11"><text:span text:style-name="T4"><text:s text:c="8"/></text:span>if (chdir(newdir)) </text:p>
      <text:p text:style-name="P11"><text:span text:style-name="T4"><text:s text:c="12"/></text:span>printf("failed to change current directory: %s\n",</text:p>
      <text:p text:style-name="P11"><text:span text:style-name="T4"><text:s text:c="20"/></text:span>strerror(errno));</text:p>
      <text:p text:style-name="P11"><text:span text:style-name="T4"><text:s text:c="8"/></text:span>return 0;</text:p>
      <text:p text:style-name="P11"><text:span text:style-name="T4"><text:s text:c="4"/></text:span>} else if (!strcmp(newJob.progs[0].argv[0], "jobs")) {</text:p>
      <text:p text:style-name="P14"><text:span text:style-name="T4"><text:s text:c="8"/></text:span>// FILL IN HERE</text:p>
      <text:p text:style-name="P14"><text:span text:style-name="T4"><text:s text:c="8"/></text:span>// Scan the job list and print jobs’ status</text:p>
      <text:p text:style-name="HTML_20_מעוצב_20_מראש"><text:span text:style-name="T10"><text:tab/>// using the following function </text:span></text:p>
      <text:p text:style-name="HTML_20_מעוצב_20_מראש"><text:span text:style-name="T11"><text:s text:c="8"/></text:span><text:span text:style-name="T10">// <text:s text:c="3"/>printf(JOB_STATUS_FORMAT, job-&gt;jobId, statusString,</text:span></text:p>
      <text:p text:style-name="HTML_20_מעוצב_20_מראש"><text:span text:style-name="T11"><text:s text:c="8"/></text:span><text:span text:style-name="T10">// <text:s text:c="11"/>job-&gt;text);</text:span></text:p>
      <text:p text:style-name="P14"><text:span text:style-name="T4"><text:s/></text:span><text:tab/>// while statusString is one of the {Stopped, Running}</text:p>
      <text:p text:style-name="P11"/>
      <text:p text:style-name="P12"><text:s text:c="8"/></text:p>
      <text:p text:style-name="P11"><text:span text:style-name="T4"><text:s text:c="8"/></text:span>return 0;</text:p>
      <text:p text:style-name="P11"><text:span text:style-name="T4"><text:s text:c="4"/></text:span>} else if (!strcmp(newJob.progs[0].argv[0], "fg") ||</text:p>
      <text:p text:style-name="P11"><text:span text:style-name="T4"><text:s text:c="15"/></text:span>!strcmp(newJob.progs[0].argv[0], "bg")) {</text:p>
      <text:p text:style-name="HTML_20_מעוצב_20_מראש"><text:span text:style-name="T11"><text:s text:c="8"/></text:span><text:span text:style-name="T10">// FILL IN HERE</text:span></text:p>
      <text:p text:style-name="P14"><text:tab/>// First of all do some syntax checking. </text:p>
      <text:p text:style-name="P14"><text:tab/>// If the syntax check fails return 1</text:p>
      <text:p text:style-name="P14"><text:tab/>// else find the job in the job list </text:p>
      <text:p text:style-name="P14"><text:span text:style-name="T4"><text:s text:c="2"/></text:span><text:tab/>// If job not found return 1</text:p>
      <text:p text:style-name="P14"><text:tab/>// If strcmp(newJob.progs[0].argv[0] == "f"</text:p>
      <text:p text:style-name="P14"><text:tab/>// then put the job you found in the foreground (use tcsetpgrp)</text:p>
      <text:p text:style-name="P14"><text:tab/>// Don't forget to update the fg field in jobList</text:p>
      <text:p text:style-name="P14"><text:tab/>// In any case restart the processes in the job by calling </text:p>
      <text:p text:style-name="P14"><text:tab/>// kill(-job-&gt;pgrp, SIGCONT). Don't forget to set isStopped = 0 <text:s text:c="2"/></text:p>
      <text:p text:style-name="P11"><text:span text:style-name="T9"><text:tab/>// in every proicess and stoppedProgs = 0 in the job</text:span> <text:s/></text:p>
      <text:p text:style-name="P11"><text:span text:style-name="T4"><text:s text:c="8"/></text:span>return 0;</text:p>
      <text:p text:style-name="P11"><text:span text:style-name="T4"><text:s text:c="4"/></text:span>}</text:p>
      <text:p text:style-name="P11"/>
      <text:p text:style-name="P11"><text:span text:style-name="T4"><text:s text:c="4"/></text:span>nextin = 0, nextout = 1;</text:p>
      <text:p text:style-name="P11"><text:span text:style-name="T4"><text:s text:c="4"/></text:span>for (i = 0; i &lt; newJob.numProgs; i++) {</text:p>
      <text:p text:style-name="P11"><text:span text:style-name="T4"><text:s text:c="8"/></text:span>if ((i + 1) &lt; newJob.numProgs) {</text:p>
      <text:p text:style-name="P11"><text:span text:style-name="T4"><text:s text:c="12"/></text:span>pipe(pipefds);</text:p>
      <text:p text:style-name="P11"><text:soft-page-break/><text:span text:style-name="T4"><text:s text:c="12"/></text:span>nextout = pipefds[1];</text:p>
      <text:p text:style-name="P11"><text:span text:style-name="T4"><text:s text:c="8"/></text:span>} else {</text:p>
      <text:p text:style-name="P11"><text:span text:style-name="T4"><text:s text:c="12"/></text:span>nextout = 1;</text:p>
      <text:p text:style-name="P11"><text:span text:style-name="T4"><text:s text:c="8"/></text:span>}</text:p>
      <text:p text:style-name="P11"/>
      <text:p text:style-name="P11"><text:span text:style-name="T4"><text:s text:c="8"/></text:span>if (!(newJob.progs[i].pid = fork())) {</text:p>
      <text:p text:style-name="P11"><text:span text:style-name="T4"><text:s text:c="12"/></text:span>signal(SIGTTOU, SIG_DFL);</text:p>
      <text:p text:style-name="P11"/>
      <text:p text:style-name="P11"><text:span text:style-name="T4"><text:s text:c="12"/></text:span>if (nextin != 0) {</text:p>
      <text:p text:style-name="P11"><text:span text:style-name="T4"><text:s text:c="16"/></text:span>dup2(nextin, 0);</text:p>
      <text:p text:style-name="P11"><text:span text:style-name="T4"><text:s text:c="16"/></text:span>close(nextin);</text:p>
      <text:p text:style-name="P11"><text:span text:style-name="T4"><text:s text:c="12"/></text:span>}</text:p>
      <text:p text:style-name="P11"/>
      <text:p text:style-name="P11"><text:span text:style-name="T4"><text:s text:c="12"/></text:span>if (nextout != 1) {</text:p>
      <text:p text:style-name="P11"><text:span text:style-name="T4"><text:s text:c="16"/></text:span>dup2(nextout, 1);</text:p>
      <text:p text:style-name="P11"><text:span text:style-name="T4"><text:s text:c="16"/></text:span>close(nextout);</text:p>
      <text:p text:style-name="P11"><text:span text:style-name="T4"><text:s text:c="12"/></text:span>}</text:p>
      <text:p text:style-name="P11"/>
      <text:p text:style-name="P11"/>
      <text:p text:style-name="P11"><text:tab/> <text:s text:c="3"/>signal (SIGINT, SIG_DFL);</text:p>
      <text:p text:style-name="P11"><text:tab/> <text:s text:c="3"/>signal (SIGQUIT, SIG_DFL);</text:p>
      <text:p text:style-name="P11"><text:tab/> <text:s text:c="3"/>signal (SIGTSTP, SIG_DFL);</text:p>
      <text:p text:style-name="P11"><text:tab/> <text:s text:c="3"/>signal (SIGTTIN, SIG_DFL);</text:p>
      <text:p text:style-name="P11"><text:tab/> <text:s text:c="3"/>signal (SIGTTOU, SIG_DFL);</text:p>
      <text:p text:style-name="P11"><text:tab/> <text:s text:c="3"/>signal (SIGCHLD, SIG_DFL);</text:p>
      <text:p text:style-name="P11"/>
      <text:p text:style-name="P11"><text:span text:style-name="T4"><text:s text:c="12"/></text:span>execvp(newJob.progs[i].argv[0], newJob.progs[i].argv);</text:p>
      <text:p text:style-name="P11"><text:span text:style-name="T4"><text:s text:c="12"/></text:span>fprintf(stderr, "exec() of %s failed: %s\n", </text:p>
      <text:p text:style-name="P11"><text:span text:style-name="T4"><text:s text:c="20"/></text:span>newJob.progs[i].argv[0], </text:p>
      <text:p text:style-name="P11"><text:span text:style-name="T4"><text:s text:c="20"/></text:span>strerror(errno));</text:p>
      <text:p text:style-name="P11"><text:span text:style-name="T4"><text:s text:c="12"/></text:span>exit(1);</text:p>
      <text:p text:style-name="P11"><text:span text:style-name="T4"><text:s text:c="8"/></text:span>}</text:p>
      <text:p text:style-name="P11"/>
      <text:p text:style-name="P11"><text:span text:style-name="T4"><text:s text:c="8"/></text:span>/* put our child in the process group whose leader is the</text:p>
      <text:p text:style-name="P11"><text:span text:style-name="T4"><text:s text:c="11"/></text:span>first process in this pipe */</text:p>
      <text:p text:style-name="P11"><text:span text:style-name="T4"><text:s text:c="8"/></text:span>setpgid(newJob.progs[i].pid, newJob.progs[0].pid);</text:p>
      <text:p text:style-name="P11"/>
      <text:p text:style-name="P11"><text:span text:style-name="T4"><text:s text:c="8"/></text:span>if (nextin != 0) close(nextin);</text:p>
      <text:p text:style-name="P11"><text:span text:style-name="T4"><text:s text:c="8"/></text:span>if (nextout != 1) close(nextout);</text:p>
      <text:p text:style-name="P11"/>
      <text:p text:style-name="P11"><text:span text:style-name="T4"><text:s text:c="8"/></text:span>/* If there isn't another process, nextin is garbage </text:p>
      <text:p text:style-name="P11"><text:span text:style-name="T4"><text:s text:c="11"/></text:span>but it doesn't matter */</text:p>
      <text:p text:style-name="P11"><text:span text:style-name="T4"><text:s text:c="8"/></text:span>nextin = pipefds[0];</text:p>
      <text:p text:style-name="P11"><text:span text:style-name="T4"><text:s text:c="4"/></text:span>}</text:p>
      <text:p text:style-name="P11"/>
      <text:p text:style-name="P11"><text:span text:style-name="T4"><text:s text:c="4"/></text:span>newJob.pgrp = newJob.progs[0].pid;</text:p>
      <text:p text:style-name="P11"/>
      <text:p text:style-name="P11"><text:span text:style-name="T4"><text:s text:c="4"/></text:span>/* find the ID for the job to use */</text:p>
      <text:p text:style-name="P11"><text:span text:style-name="T4"><text:s text:c="4"/></text:span>newJob.jobId = 1;</text:p>
      <text:p text:style-name="P11"><text:span text:style-name="T4"><text:s text:c="4"/></text:span>for (job = jobList-&gt;head; job; job = job-&gt;next)</text:p>
      <text:p text:style-name="P11"><text:span text:style-name="T4"><text:s text:c="8"/></text:span>if (job-&gt;jobId &gt;= newJob.jobId)</text:p>
      <text:p text:style-name="P11"><text:span text:style-name="T4"><text:s text:c="12"/></text:span>newJob.jobId = job-&gt;jobId + 1;</text:p>
      <text:p text:style-name="P11"/>
      <text:p text:style-name="P11"><text:span text:style-name="T4"><text:s text:c="4"/></text:span>/* add the job to the list of running jobs */</text:p>
      <text:p text:style-name="P11"><text:span text:style-name="T4"><text:s text:c="4"/></text:span>if (!jobList-&gt;head) {</text:p>
      <text:p text:style-name="P11"><text:span text:style-name="T4"><text:s text:c="8"/></text:span>job = jobList-&gt;head = malloc(sizeof(*job));</text:p>
      <text:p text:style-name="P11"><text:span text:style-name="T4"><text:s text:c="4"/></text:span>} else {</text:p>
      <text:p text:style-name="P11"><text:soft-page-break/><text:span text:style-name="T4"><text:s text:c="8"/></text:span>for (job = jobList-&gt;head; job-&gt;next; job = job-&gt;next);</text:p>
      <text:p text:style-name="P11"><text:span text:style-name="T4"><text:s text:c="8"/></text:span>job-&gt;next = malloc(sizeof(*job));</text:p>
      <text:p text:style-name="P11"><text:span text:style-name="T4"><text:s text:c="8"/></text:span>job = job-&gt;next;</text:p>
      <text:p text:style-name="P11"><text:span text:style-name="T4"><text:s text:c="4"/></text:span>}</text:p>
      <text:p text:style-name="P11"/>
      <text:p text:style-name="P11"><text:span text:style-name="T4"><text:s text:c="4"/></text:span>*job = newJob;</text:p>
      <text:p text:style-name="P11"><text:span text:style-name="T4"><text:s text:c="4"/></text:span>job-&gt;next = NULL;</text:p>
      <text:p text:style-name="P11"><text:span text:style-name="T4"><text:s text:c="4"/></text:span>job-&gt;runningProgs = job-&gt;numProgs;</text:p>
      <text:p text:style-name="P11"><text:span text:style-name="T4"><text:s text:c="4"/></text:span>job-&gt;stoppedProgs = 0;</text:p>
      <text:p text:style-name="P11"/>
      <text:p text:style-name="P11"><text:span text:style-name="T4"><text:s text:c="4"/></text:span>if (inBg) {</text:p>
      <text:p text:style-name="P11"><text:span text:style-name="T4"><text:s text:c="8"/></text:span>/* we don't wait for background jobs to return -- append it </text:p>
      <text:p text:style-name="P11"><text:span text:style-name="T4"><text:s text:c="11"/></text:span>to the list of backgrounded jobs and leave it alone */</text:p>
      <text:p text:style-name="P11"/>
      <text:p text:style-name="P11"><text:span text:style-name="T4"><text:s text:c="8"/></text:span>printf("[%d] %d\n", job-&gt;jobId, </text:p>
      <text:p text:style-name="P11"><text:span text:style-name="T4"><text:s text:c="15"/></text:span>newJob.progs[newJob.numProgs - 1].pid);</text:p>
      <text:p text:style-name="P11"><text:span text:style-name="T4"><text:s text:c="4"/></text:span>} else {</text:p>
      <text:p text:style-name="P11"><text:span text:style-name="T4"><text:s text:c="8"/></text:span>jobList-&gt;fg = job;</text:p>
      <text:p text:style-name="P11"/>
      <text:p text:style-name="P11"><text:span text:style-name="T4"><text:s text:c="8"/></text:span>/* move the new process group into the foreground */</text:p>
      <text:p text:style-name="P12"><text:s text:c="8"/></text:p>
      <text:p text:style-name="P11"><text:span text:style-name="T4"><text:s text:c="8"/></text:span>if (tcsetpgrp(0, newJob.pgrp))</text:p>
      <text:p text:style-name="P11"><text:span text:style-name="T4"><text:s text:c="12"/></text:span>perror("tcsetpgrp");</text:p>
      <text:p text:style-name="P11"><text:span text:style-name="T4"><text:s text:c="4"/></text:span>}</text:p>
      <text:p text:style-name="P11"/>
      <text:p text:style-name="P11"><text:span text:style-name="T4"><text:s text:c="4"/></text:span>return 0;</text:p>
      <text:p text:style-name="P11">} </text:p>
      <text:p text:style-name="P12"><text:s text:c="5"/></text:p>
      <text:h text:style-name="P9" text:outline-level="4">5 Stopped and Terminated Jobs</text:h>
      <text:p text:style-name="Normal_20__28_Web_29__200e_"><text:bookmark text:name="index-terminated-jobs_002c-detecting-322"/><text:bookmark text:name="index-stopped-jobs_002c-detecting-3221"/><text:span text:style-name="T5">When a foreground process is launched, the shell must block until all of the processes in that job have either terminated or stopped. It can do this by calling the </text:span><text:span text:style-name="HTML_20_Code"><text:span text:style-name="T5">waitpid</text:span></text:span><text:span text:style-name="T5"> function; Using the </text:span><text:span text:style-name="HTML_20_Code"><text:span text:style-name="T5">WUNTRACED</text:span></text:span><text:span text:style-name="T5"> option so that status is reported for processes that stop as well as processes that terminate. </text:span></text:p>
      <text:p text:style-name="Normal_20__28_Web_29__200e_"><text:span text:style-name="T5">The shell must also check on the status of background jobs so that it can report terminated and stopped jobs to the user; this can be done by calling </text:span><text:span text:style-name="HTML_20_Code"><text:span text:style-name="T5">waitpid</text:span></text:span><text:span text:style-name="T5"> with the </text:span><text:span text:style-name="HTML_20_Code"><text:span text:style-name="T5">WNOHANG</text:span></text:span><text:span text:style-name="T5"> option. A good place to put a such a check for terminated and stopped jobs is just before prompting for a new command. </text:span></text:p>
      <text:p text:style-name="Normal_20__28_Web_29__200e_"><text:bookmark text:name="index-g_t_0040code_007bSIGCHLD_007d_002c"/><text:span text:style-name="T5">The shell can also receive asynchronous notification that there is status information available for a child process by establishing a handler for </text:span><text:span text:style-name="HTML_20_Code"><text:span text:style-name="T5">SIGCHLD</text:span></text:span><text:span text:style-name="T5"> signals. Implementing asynchronous notification requires a tackle with race conditions and can be implemented as a bonus. </text:span></text:p>
      <text:p text:style-name="Normal_20__28_Web_29__200e_"><text:span text:style-name="T5">Why asynchronous notification requires a dealing with a race conditions? In the shell program, the </text:span><text:span text:style-name="HTML_20_Code"><text:span text:style-name="T5">SIGCHLD</text:span></text:span><text:span text:style-name="T5"> signal is normally ignored. This is to avoid reentrancy problems involving the global data structures the shell manipulates. But at specific times when the shell is not using these data structures—such as when it is waiting for input on the terminal—it makes sense to enable a handler for </text:span><text:span text:style-name="HTML_20_Code"><text:span text:style-name="T5">SIGCHLD</text:span></text:span><text:span text:style-name="T5">. The same function that is used to do the synchronous status checks (</text:span><text:span text:style-name="HTML_20_Code"><text:span text:style-name="T5">checkJobs</text:span></text:span><text:span text:style-name="T5">, in our case) can also be called from within this handler. </text:span></text:p>
      <text:p text:style-name="P10">Here are the parts of the shell program that deal with checking the status of jobs and reporting the information to the user:</text:p>
      <text:p text:style-name="P11">/* Checks to see if any background processes have exited -- if they </text:p>
      <text:p text:style-name="P11"><text:span text:style-name="T4"><text:s text:c="3"/></text:span>have, figure out why and see if a job has completed */</text:p>
      <text:p text:style-name="P11">void checkJobs(struct jobSet * jobList) {</text:p>
      <text:p text:style-name="P11"><text:span text:style-name="T4"><text:s text:c="4"/></text:span>struct job * job;</text:p>
      <text:p text:style-name="P11"><text:span text:style-name="T4"><text:s text:c="4"/></text:span>pid_t childpid;</text:p>
      <text:p text:style-name="P11"><text:span text:style-name="T4"><text:s text:c="4"/></text:span>int status;</text:p>
      <text:p text:style-name="P11"><text:span text:style-name="T4"><text:s text:c="4"/></text:span>int progNum;</text:p>
      <text:p text:style-name="P12"><text:s text:c="3"/></text:p>
      <text:p text:style-name="P11"><text:span text:style-name="T4"><text:s text:c="4"/></text:span>while ((childpid = waitpid(-1, &amp;status, WNOHANG | WUNTRACED)) &gt; 0) {</text:p>
      <text:p text:style-name="P11"><text:span text:style-name="T4"><text:s text:c="8"/></text:span>for (job = jobList-&gt;head; job; job = job-&gt;next) {</text:p>
      <text:p text:style-name="P11"><text:span text:style-name="T4"><text:s text:c="12"/></text:span>progNum = 0;</text:p>
      <text:p text:style-name="P11"><text:span text:style-name="T4"><text:s text:c="12"/></text:span>while (progNum &lt; job-&gt;numProgs &amp;&amp; </text:p>
      <text:p text:style-name="P11"><text:span text:style-name="T4"><text:s text:c="24"/></text:span>job-&gt;progs[progNum].pid != childpid)</text:p>
      <text:p text:style-name="P11"><text:span text:style-name="T4"><text:s text:c="16"/></text:span>progNum++;</text:p>
      <text:p text:style-name="P11"><text:span text:style-name="T4"><text:s text:c="12"/></text:span>if (progNum &lt; job-&gt;numProgs) break;</text:p>
      <text:p text:style-name="P11"><text:span text:style-name="T4"><text:s text:c="8"/></text:span>}</text:p>
      <text:p text:style-name="P11"/>
      <text:p text:style-name="P11"><text:span text:style-name="T4"><text:s text:c="8"/></text:span>if (WIFEXITED(status) || WIFSIGNALED(status)) {</text:p>
      <text:p text:style-name="P11"><text:span text:style-name="T4"><text:s text:c="12"/></text:span>/* child exited */</text:p>
      <text:p text:style-name="P11"><text:span text:style-name="T4"><text:s text:c="12"/></text:span>job-&gt;runningProgs--;</text:p>
      <text:p text:style-name="P11"><text:span text:style-name="T4"><text:s text:c="12"/></text:span>job-&gt;progs[progNum].pid = 0;</text:p>
      <text:p text:style-name="P11"><text:soft-page-break/></text:p>
      <text:p text:style-name="P11"><text:span text:style-name="T4"><text:s text:c="12"/></text:span>if (!job-&gt;runningProgs) {</text:p>
      <text:p text:style-name="P11"><text:span text:style-name="T4"><text:s text:c="16"/></text:span>printf(JOB_STATUS_FORMAT, job-&gt;jobId, "Done", job-&gt;text);</text:p>
      <text:p text:style-name="P11"><text:span text:style-name="T4"><text:s text:c="16"/></text:span>removeJob(jobList, job);</text:p>
      <text:p text:style-name="P11"><text:span text:style-name="T4"><text:s text:c="12"/></text:span>}</text:p>
      <text:p text:style-name="P11"><text:span text:style-name="T4"><text:s text:c="8"/></text:span>} else {</text:p>
      <text:p text:style-name="P11"><text:span text:style-name="T4"><text:s text:c="12"/></text:span>/* child stopped */</text:p>
      <text:p text:style-name="P11"><text:span text:style-name="T4"><text:s text:c="12"/></text:span>job-&gt;stoppedProgs++;</text:p>
      <text:p text:style-name="P11"><text:span text:style-name="T4"><text:s text:c="12"/></text:span>job-&gt;progs[progNum].isStopped = 1;</text:p>
      <text:p text:style-name="P11"/>
      <text:p text:style-name="P11"><text:span text:style-name="T4"><text:s text:c="12"/></text:span>if (job-&gt;stoppedProgs == job-&gt;numProgs) {</text:p>
      <text:p text:style-name="P11"><text:span text:style-name="T4"><text:s text:c="16"/></text:span>printf(JOB_STATUS_FORMAT, job-&gt;jobId, "Stopped", job-&gt;text);</text:p>
      <text:p text:style-name="P11"><text:span text:style-name="T4"><text:s text:c="12"/></text:span>}</text:p>
      <text:p text:style-name="P11"><text:span text:style-name="T4"><text:s text:c="8"/></text:span>}</text:p>
      <text:p text:style-name="P11"><text:span text:style-name="T4"><text:s text:c="4"/></text:span>}</text:p>
      <text:p text:style-name="P11"/>
      <text:p text:style-name="P11"><text:span text:style-name="T4"><text:s text:c="4"/></text:span>if (childpid == -1 &amp;&amp; errno != ECHILD)</text:p>
      <text:p text:style-name="P11"><text:span text:style-name="T4"><text:s text:c="8"/></text:span>perror("waitpid");</text:p>
      <text:p text:style-name="P11">}</text:p>
      <text:p text:style-name="P11"/>
      <text:p text:style-name="P11"/>
      <text:p text:style-name="P13"/>
      <text:p text:style-name="P13">6. Summary </text:p>
      <text:p text:style-name="Normal_20__28_Web_29__200e_"><text:span text:style-name="T5">This assignment is not difficult.</text:span> After all<text:span text:style-name="T5"> you have to do is to fill in </text:span><text:span text:style-name="T8">40</text:span><text:span text:style-name="T5"> lines of the code in runCommand function according to the exact pseudo code. </text:span></text:p>
      <text:p text:style-name="Normal_20__28_Web_29__200e_"><text:span text:style-name="T5">To make the assignment difficult you can also implement asynchronous notification for 10 points bonus using system calls </text:span><text:span text:style-name="T2">signal, sigemptyset, sigfillset, sigaddset, sigprocmask, sigsuspend. Hint: use sigprocmask to block/unblock signals in critical sections. Figure out which signals has to be blocked/unblocked.</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David" svg:font-family="Davi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Standard" style:next-style-name="Text_20_body" style:default-outline-level="4" style:class="text">
      <style:paragraph-properties fo:margin-top="0.1945in" fo:margin-bottom="0.1945in" style:contextual-spacing="false"/>
      <style:text-properties fo:font-weight="bold" style:font-weight-asian="bold" style:language-complex="he" style:country-complex="IL" style:font-weight-complex="bold"/>
    </style:style>
    <style:style style:name="Normal_20__28_Web_29__200e_" style:display-name="Normal (Web)‎" style:family="paragraph" style:parent-style-name="Standard">
      <style:paragraph-properties fo:margin-top="0.1945in" fo:margin-bottom="0.1945in" style:contextual-spacing="false"/>
      <style:text-properties style:language-complex="he" style:country-complex="IL"/>
    </style:style>
    <style:style style:name="HTML_20_מעוצב_20_מראש" style:display-name="HTML מעוצב מראש"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language-complex="he" style:country-complex="IL"/>
    </style:style>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גופן_20_ברירת_20_המחדל_20_של_20_פיסקה" style:display-name="גופן ברירת המחדל של פיסקה" style:family="text"/>
    <style:style style:name="Internet_20_link" style:display-name="Internet link" style:family="text" style:parent-style-name="גופן_20_ברירת_20_המחדל_20_של_20_פיסקה">
      <style:text-properties fo:color="#0000ff" style:text-underline-style="solid" style:text-underline-width="auto" style:text-underline-color="font-color"/>
    </style:style>
    <style:style style:name="roman" style:family="text" style:parent-style-name="גופן_20_ברירת_20_המחדל_20_של_20_פיסקה">
      <style:text-properties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font-weight-complex="normal"/>
    </style:style>
    <style:style style:name="HTML_20_Code" style:display-name="HTML Code" style:family="text" style:parent-style-name="גופן_20_ברירת_20_המחדל_20_של_20_פיסקה">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HTML_20_Variable" style:display-name="HTML Variable" style:family="text" style:parent-style-name="גופן_20_ברירת_20_המחדל_20_של_20_פיסקה">
      <style:text-properties fo:font-style="italic" style:font-style-asian="italic" style:font-style-complex="italic"/>
    </style:style>
    <style:style style:name="HTML_20_Definition" style:display-name="HTML Definition" style:family="text" style:parent-style-name="גופן_20_ברירת_20_המחדל_20_של_20_פיסקה">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plementing a Shell </dc:title>
    <meta:initial-creator>home</meta:initial-creator>
    <meta:creation-date>2009-04-06T02:27:00</meta:creation-date>
    <dc:date>2017-10-25T16:14:00.177672940</dc:date>
    <meta:editing-cycles>85</meta:editing-cycles>
    <meta:editing-duration>PT2H29M</meta:editing-duration>
    <meta:document-statistic meta:table-count="0" meta:image-count="0" meta:object-count="4" meta:page-count="11" meta:paragraph-count="296" meta:word-count="1831" meta:character-count="12866" meta:non-whitespace-character-count="9559"/>
    <meta:generator>LibreOffice/4.2.8.2$Linux_X86_64 LibreOffice_project/420m0$Build-2</meta:generator>
  </office:meta>
</office:document-meta>
</file>